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100323"/>
    </style:style>
    <style:style style:name="P3" style:family="paragraph" style:parent-style-name="Standard">
      <style:text-properties fo:language="en" fo:country="US" officeooo:rsid="00100323" officeooo:paragraph-rsid="00100323"/>
    </style:style>
    <style:style style:name="P4" style:family="paragraph" style:parent-style-name="Standard">
      <style:text-properties fo:language="en" fo:country="US" officeooo:rsid="0010168e" officeooo:paragraph-rsid="0010168e"/>
    </style:style>
    <style:style style:name="P5" style:family="paragraph" style:parent-style-name="Standard">
      <style:text-properties fo:language="en" fo:country="US" officeooo:rsid="0010168e" officeooo:paragraph-rsid="0010f235"/>
    </style:style>
    <style:style style:name="P6" style:family="paragraph" style:parent-style-name="Standard">
      <style:text-properties fo:language="en" fo:country="US" officeooo:rsid="0010f235" officeooo:paragraph-rsid="0010f235"/>
    </style:style>
    <style:style style:name="P7" style:family="paragraph" style:parent-style-name="Standard">
      <style:text-properties officeooo:rsid="0010168e" officeooo:paragraph-rsid="0010168e"/>
    </style:style>
    <style:style style:name="P8" style:family="paragraph" style:parent-style-name="Standard" style:list-style-name="L1"/>
    <style:style style:name="P9" style:family="paragraph" style:parent-style-name="Standard" style:list-style-name="L1">
      <style:text-properties fo:language="en" fo:country="US" officeooo:paragraph-rsid="00100323"/>
    </style:style>
    <style:style style:name="P10" style:family="paragraph" style:parent-style-name="Standard" style:list-style-name="L2">
      <style:text-properties fo:language="en" fo:country="US"/>
    </style:style>
    <style:style style:name="P11" style:family="paragraph" style:parent-style-name="Standard" style:list-style-name="L2">
      <style:text-properties fo:language="en" fo:country="US" officeooo:rsid="00100323" officeooo:paragraph-rsid="00100323"/>
    </style:style>
    <style:style style:name="P12" style:family="paragraph" style:parent-style-name="Standard" style:list-style-name="L3">
      <style:text-properties fo:language="en" fo:country="US" officeooo:rsid="0010168e" officeooo:paragraph-rsid="0010168e"/>
    </style:style>
    <style:style style:name="P13" style:family="paragraph" style:parent-style-name="Standard" style:list-style-name="L4">
      <style:text-properties fo:language="en" fo:country="US" officeooo:rsid="0010168e" officeooo:paragraph-rsid="0010168e"/>
    </style:style>
    <style:style style:name="P14" style:family="paragraph" style:parent-style-name="Standard" style:list-style-name="L5">
      <style:text-properties fo:language="en" fo:country="US" officeooo:rsid="0010168e" officeooo:paragraph-rsid="0010168e"/>
    </style:style>
    <style:style style:name="P15" style:family="paragraph" style:parent-style-name="Standard" style:list-style-name="L6">
      <style:text-properties fo:language="en" fo:country="US" officeooo:rsid="0013aa9e" officeooo:paragraph-rsid="00176bd4"/>
    </style:style>
    <style:style style:name="P16" style:family="paragraph" style:parent-style-name="Standard" style:list-style-name="L6">
      <style:text-properties fo:language="en" fo:country="US" officeooo:rsid="0013aa9e" officeooo:paragraph-rsid="0017ebf2"/>
    </style:style>
    <style:style style:name="P17" style:family="paragraph" style:parent-style-name="Standard" style:list-style-name="L8">
      <style:text-properties fo:language="en" fo:country="US" officeooo:rsid="0013aa9e" officeooo:paragraph-rsid="0013aa9e"/>
    </style:style>
    <style:style style:name="P18" style:family="paragraph" style:parent-style-name="Standard" style:list-style-name="L6">
      <style:text-properties fo:language="en" fo:country="US" officeooo:rsid="00151e1f" officeooo:paragraph-rsid="0017ebf2"/>
    </style:style>
    <style:style style:name="P19" style:family="paragraph" style:parent-style-name="Standard" style:list-style-name="L6">
      <style:text-properties fo:language="en" fo:country="US" officeooo:rsid="00176bd4" officeooo:paragraph-rsid="00176bd4"/>
    </style:style>
    <style:style style:name="P20" style:family="paragraph" style:parent-style-name="Standard" style:list-style-name="L8">
      <style:text-properties fo:language="en" fo:country="US" officeooo:rsid="00176bd4" officeooo:paragraph-rsid="00176bd4"/>
    </style:style>
    <style:style style:name="P21" style:family="paragraph" style:parent-style-name="Standard" style:list-style-name="L6">
      <style:text-properties fo:language="en" fo:country="US" officeooo:rsid="00187594" officeooo:paragraph-rsid="00187594"/>
    </style:style>
    <style:style style:name="P22" style:family="paragraph" style:parent-style-name="Standard" style:list-style-name="L7">
      <style:text-properties fo:language="en" fo:country="US" officeooo:rsid="00187594" officeooo:paragraph-rsid="00187594"/>
    </style:style>
    <style:style style:name="P23" style:family="paragraph" style:parent-style-name="Standard" style:list-style-name="L7">
      <style:text-properties fo:language="en" fo:country="US" officeooo:rsid="00187594" officeooo:paragraph-rsid="00222d22"/>
    </style:style>
    <style:style style:name="P24" style:family="paragraph" style:parent-style-name="Standard" style:list-style-name="L6">
      <style:text-properties fo:language="en" fo:country="US" officeooo:rsid="0017ebf2" officeooo:paragraph-rsid="0017ebf2"/>
    </style:style>
    <style:style style:name="P25" style:family="paragraph" style:parent-style-name="Standard" style:list-style-name="L7">
      <style:text-properties fo:language="en" fo:country="US" officeooo:rsid="001105c1" officeooo:paragraph-rsid="00111f9c"/>
    </style:style>
    <style:style style:name="P26" style:family="paragraph" style:parent-style-name="Standard" style:list-style-name="L7">
      <style:text-properties fo:language="en" fo:country="US" officeooo:rsid="0011c16f" officeooo:paragraph-rsid="0011c16f"/>
    </style:style>
    <style:style style:name="P27" style:family="paragraph" style:parent-style-name="Standard" style:list-style-name="L7">
      <style:text-properties fo:language="en" fo:country="US" officeooo:rsid="0018954e" officeooo:paragraph-rsid="0018954e"/>
    </style:style>
    <style:style style:name="P28" style:family="paragraph" style:parent-style-name="Standard" style:list-style-name="L8">
      <style:text-properties fo:language="en" fo:country="US" officeooo:rsid="001247d4" officeooo:paragraph-rsid="001247d4"/>
    </style:style>
    <style:style style:name="P29" style:family="paragraph" style:parent-style-name="Standard" style:list-style-name="L8">
      <style:text-properties fo:language="en" fo:country="US" officeooo:rsid="0016bfc4" officeooo:paragraph-rsid="00176bd4"/>
    </style:style>
    <style:style style:name="P30" style:family="paragraph" style:parent-style-name="Standard" style:list-style-name="L6">
      <style:text-properties fo:language="en" fo:country="US" officeooo:rsid="00207495" officeooo:paragraph-rsid="00207495"/>
    </style:style>
    <style:style style:name="P31" style:family="paragraph" style:parent-style-name="Standard" style:list-style-name="L6">
      <style:text-properties fo:language="en" fo:country="US" officeooo:rsid="0022873c" officeooo:paragraph-rsid="0022873c"/>
    </style:style>
    <style:style style:name="P32" style:family="paragraph" style:parent-style-name="Standard" style:list-style-name="L7">
      <style:text-properties officeooo:rsid="0010f235" officeooo:paragraph-rsid="00111f9c"/>
    </style:style>
    <style:style style:name="P33" style:family="paragraph" style:parent-style-name="Standard" style:list-style-name="L7">
      <style:text-properties officeooo:rsid="0010f235" officeooo:paragraph-rsid="0011c16f"/>
    </style:style>
    <style:style style:name="P34" style:family="paragraph" style:parent-style-name="Standard" style:list-style-name="L7">
      <style:text-properties fo:font-weight="bold" officeooo:rsid="0011c16f" officeooo:paragraph-rsid="0011c16f" style:font-weight-asian="bold" style:font-weight-complex="bold"/>
    </style:style>
    <style:style style:name="P35" style:family="paragraph" style:parent-style-name="Standard" style:list-style-name="L7">
      <style:text-properties officeooo:rsid="00187594" officeooo:paragraph-rsid="00187594"/>
    </style:style>
    <style:style style:name="P36" style:family="paragraph" style:parent-style-name="Standard" style:list-style-name="L7">
      <style:text-properties officeooo:rsid="0011c16f" officeooo:paragraph-rsid="00120bcf"/>
    </style:style>
    <style:style style:name="P37" style:family="paragraph" style:parent-style-name="Standard" style:list-style-name="L7">
      <style:text-properties officeooo:rsid="00120bcf" officeooo:paragraph-rsid="00120bcf"/>
    </style:style>
    <style:style style:name="P38" style:family="paragraph" style:parent-style-name="Standard" style:list-style-name="L8">
      <style:text-properties officeooo:rsid="001247d4" officeooo:paragraph-rsid="001247d4"/>
    </style:style>
    <style:style style:name="P39" style:family="paragraph" style:parent-style-name="Standard" style:list-style-name="L8">
      <style:text-properties officeooo:rsid="0016bfc4" officeooo:paragraph-rsid="00176bd4"/>
    </style:style>
    <style:style style:name="P40" style:family="paragraph" style:parent-style-name="Standard" style:list-style-name="L8">
      <style:text-properties officeooo:rsid="0013aa9e" officeooo:paragraph-rsid="00176bd4"/>
    </style:style>
    <style:style style:name="P41" style:family="paragraph" style:parent-style-name="Standard" style:list-style-name="L8">
      <style:text-properties officeooo:rsid="00151e1f" officeooo:paragraph-rsid="00176bd4"/>
    </style:style>
    <style:style style:name="P42" style:family="paragraph" style:parent-style-name="Standard" style:list-style-name="L8">
      <style:text-properties officeooo:rsid="00151e1f" officeooo:paragraph-rsid="001d0a3c"/>
    </style:style>
    <style:style style:name="P43" style:family="paragraph" style:parent-style-name="Standard" style:list-style-name="L8">
      <style:text-properties officeooo:rsid="00151e1f" officeooo:paragraph-rsid="0026f9de"/>
    </style:style>
    <style:style style:name="T1" style:family="text">
      <style:text-properties officeooo:rsid="00100323"/>
    </style:style>
    <style:style style:name="T2" style:family="text">
      <style:text-properties fo:language="en" fo:country="US"/>
    </style:style>
    <style:style style:name="T3" style:family="text">
      <style:text-properties fo:language="en" fo:country="US" officeooo:rsid="001105c1"/>
    </style:style>
    <style:style style:name="T4" style:family="text">
      <style:text-properties fo:language="en" fo:country="US" officeooo:rsid="00111f9c"/>
    </style:style>
    <style:style style:name="T5" style:family="text">
      <style:text-properties fo:language="en" fo:country="US" officeooo:rsid="0011c16f"/>
    </style:style>
    <style:style style:name="T6" style:family="text">
      <style:text-properties fo:language="en" fo:country="US" officeooo:rsid="00120bcf"/>
    </style:style>
    <style:style style:name="T7" style:family="text">
      <style:text-properties fo:language="en" fo:country="US" fo:font-weight="bold" style:font-weight-asian="bold" style:font-weight-complex="bold"/>
    </style:style>
    <style:style style:name="T8" style:family="text">
      <style:text-properties fo:language="en" fo:country="US" fo:font-weight="bold" officeooo:rsid="0011c16f" style:font-weight-asian="bold" style:font-weight-complex="bold"/>
    </style:style>
    <style:style style:name="T9" style:family="text">
      <style:text-properties fo:language="en" fo:country="US" fo:font-weight="bold" officeooo:rsid="00151e1f" style:font-weight-asian="bold" style:font-weight-complex="bold"/>
    </style:style>
    <style:style style:name="T10" style:family="text">
      <style:text-properties fo:language="en" fo:country="US" fo:font-weight="bold" officeooo:rsid="00176bd4" style:font-weight-asian="bold" style:font-weight-complex="bold"/>
    </style:style>
    <style:style style:name="T11" style:family="text">
      <style:text-properties fo:language="en" fo:country="US" fo:font-weight="bold" officeooo:rsid="0018e6ef" style:font-weight-asian="bold" style:font-weight-complex="bold"/>
    </style:style>
    <style:style style:name="T12" style:family="text">
      <style:text-properties fo:language="en" fo:country="US" fo:font-weight="bold" officeooo:rsid="0022873c" style:font-weight-asian="bold" style:font-weight-complex="bold"/>
    </style:style>
    <style:style style:name="T13" style:family="text">
      <style:text-properties fo:language="en" fo:country="US" officeooo:rsid="001247d4"/>
    </style:style>
    <style:style style:name="T14" style:family="text">
      <style:text-properties fo:language="en" fo:country="US" officeooo:rsid="00151e1f"/>
    </style:style>
    <style:style style:name="T15" style:family="text">
      <style:text-properties fo:language="en" fo:country="US" officeooo:rsid="0016bfc4"/>
    </style:style>
    <style:style style:name="T16" style:family="text">
      <style:text-properties fo:language="en" fo:country="US" officeooo:rsid="00176bd4"/>
    </style:style>
    <style:style style:name="T17" style:family="text">
      <style:text-properties fo:language="en" fo:country="US" officeooo:rsid="001b9e07"/>
    </style:style>
    <style:style style:name="T18" style:family="text">
      <style:text-properties fo:language="en" fo:country="US" officeooo:rsid="001d0a3c"/>
    </style:style>
    <style:style style:name="T19" style:family="text">
      <style:text-properties fo:language="en" fo:country="US" officeooo:rsid="001e0cb1"/>
    </style:style>
    <style:style style:name="T20" style:family="text">
      <style:text-properties fo:language="en" fo:country="US" officeooo:rsid="00207495"/>
    </style:style>
    <style:style style:name="T21" style:family="text">
      <style:text-properties fo:language="en" fo:country="US" officeooo:rsid="00222d22"/>
    </style:style>
    <style:style style:name="T22" style:family="text">
      <style:text-properties fo:language="en" fo:country="US" officeooo:rsid="0022873c"/>
    </style:style>
    <style:style style:name="T23" style:family="text">
      <style:text-properties fo:language="en" fo:country="US" officeooo:rsid="0026f9de"/>
    </style:style>
    <style:style style:name="T24" style:family="text">
      <style:text-properties officeooo:rsid="0010f235"/>
    </style:style>
    <style:style style:name="T25" style:family="text">
      <style:text-properties fo:font-weight="bold" style:font-weight-asian="bold" style:font-weight-complex="bold"/>
    </style:style>
    <style:style style:name="T26" style:family="text">
      <style:text-properties fo:font-weight="bold" officeooo:rsid="00187594" style:font-weight-asian="bold" style:font-weight-complex="bold"/>
    </style:style>
    <style:style style:name="T27" style:family="text">
      <style:text-properties officeooo:rsid="00176bd4"/>
    </style:style>
    <style:style style:name="T28" style:family="text">
      <style:text-properties officeooo:rsid="0017ebf2"/>
    </style:style>
    <style:style style:name="T29" style:family="text">
      <style:text-properties officeooo:rsid="00187594"/>
    </style:style>
    <style:style style:name="T30" style:family="text">
      <style:text-properties officeooo:rsid="001b9e07"/>
    </style:style>
    <style:style style:name="T31" style:family="text">
      <style:text-properties officeooo:rsid="001d0a3c"/>
    </style:style>
    <style:style style:name="T32" style:family="text">
      <style:text-properties officeooo:rsid="00207495"/>
    </style:style>
    <style:style style:name="T33" style:family="text">
      <style:text-properties officeooo:rsid="00222d22"/>
    </style:style>
    <style:style style:name="T34" style:family="text">
      <style:text-properties officeooo:rsid="0022873c"/>
    </style:style>
    <text:list-style style:name="L1">
      <text:list-level-style-bullet text:level="1" text:style-name="Bullet_20_Symbols" text:bullet-char="•">
        <style:list-level-properties text:list-level-position-and-space-mode="label-alignment">
          <style:list-level-label-alignment text:label-followed-by="listtab" text:list-tab-stop-position="0.4902in" fo:text-indent="-0.25in" fo:margin-left="0.4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bus</text:p>
      <text:p text:style-name="P1"/>
      <text:p text:style-name="P1">Half Undead (5)</text:p>
      <text:list xml:id="list6976299538156483761" text:style-name="L1">
        <text:list-item>
          <text:p text:style-name="P8">Darkvision 60</text:p>
        </text:list-item>
        <text:list-item>
          <text:p text:style-name="P8">+2 Racial bonus on saving throws vs disease and mind-affecting effects</text:p>
        </text:list-item>
        <text:list-item>
          <text:p text:style-name="P8">No penalties from energy draining effects. Can be killed if accruing more negative levels than hit dice. After 2d4 hours, any negative levels they've gained are removed without additional saving throws.</text:p>
        </text:list-item>
        <text:list-item>
          <text:p text:style-name="P9">Half-Undead are positive/negative ene<text:span text:style-name="T1">r</text:span>gy inverted. A half-undead creature with fast healing still benefits from that quality</text:p>
        </text:list-item>
      </text:list>
      <text:p text:style-name="P2"/>
      <text:p text:style-name="P1">Small (0)</text:p>
      <text:list xml:id="list5202843074978156405" text:style-name="L2">
        <text:list-item>
          <text:p text:style-name="P10">+1 <text:span text:style-name="T1">Si</text:span>ze bonus to AC</text:p>
        </text:list-item>
        <text:list-item>
          <text:p text:style-name="P10">+1 <text:span text:style-name="T1">Si</text:span>ze bonus to attack rolls</text:p>
        </text:list-item>
        <text:list-item>
          <text:p text:style-name="P10">-1 <text:span text:style-name="T1">C</text:span>ombat <text:span text:style-name="T1">maneuver</text:span> checks</text:p>
        </text:list-item>
        <text:list-item>
          <text:p text:style-name="P10">-1 Combat maneuver defense</text:p>
        </text:list-item>
        <text:list-item>
          <text:p text:style-name="P11">+4 size bonus for stealth</text:p>
        </text:list-item>
        <text:list-item>
          <text:p text:style-name="P11">Space 1 <text:span text:style-name="T24">by </text:span>1 sq reach 1sq</text:p>
        </text:list-item>
      </text:list>
      <text:p text:style-name="P3"/>
      <text:p text:style-name="P4">Slow Speed (-1)</text:p>
      <text:list xml:id="list6562270078661541929" text:style-name="L3">
        <text:list-item>
          <text:p text:style-name="P12">Base speed of 20 ft</text:p>
        </text:list-item>
      </text:list>
      <text:p text:style-name="P4"/>
      <text:p text:style-name="P4">Ability Scores: Specialized (1)</text:p>
      <text:list xml:id="list6546151603164753086" text:style-name="L4">
        <text:list-item>
          <text:p text:style-name="P13">+2 Int</text:p>
        </text:list-item>
        <text:list-item>
          <text:p text:style-name="P13">+2 Wis</text:p>
        </text:list-item>
        <text:list-item>
          <text:p text:style-name="P13">-2 Con</text:p>
        </text:list-item>
      </text:list>
      <text:p text:style-name="P4"/>
      <text:p text:style-name="P4">Language: Standard (0)</text:p>
      <text:list xml:id="list4374350494604935841" text:style-name="L5">
        <text:list-item>
          <text:p text:style-name="P14">Common</text:p>
        </text:list-item>
        <text:list-item>
          <text:p text:style-name="P14">Children's Tongue</text:p>
        </text:list-item>
      </text:list>
      <text:p text:style-name="P4"/>
      <text:p text:style-name="P5">Racial Traits </text:p>
      <text:list xml:id="list1010846125437173075" text:style-name="L6">
        <text:list-item>
          <text:p text:style-name="P15"><text:span text:style-name="T25">Balance of Light (ex)</text:span> – The character is born of the structure of energy and divided by light. </text:p>
          <text:list>
            <text:list-item>
              <text:p text:style-name="P15">If in <text:span text:style-name="T32">candle</text:span>light or darker the character's dark side takes <text:span text:style-name="T27">primary </text:span>form <text:span text:style-name="T27">and the living one is absent</text:span>. If in <text:span text:style-name="T27">any </text:span>light then the <text:span text:style-name="T28">living</text:span> instead <text:span text:style-name="T27">and the shadow remains a projection only</text:span>. </text:p>
            </text:list-item>
            <text:list-item>
              <text:p text:style-name="P16">The character may be divided in half by a strong directional light and the respective halves may make their own actions according to their abilities <text:span text:style-name="T27">and available limbs</text:span>. </text:p>
            </text:list-item>
            <text:list-item>
              <text:p text:style-name="P18">The character's shadow is only a projection in the light connected at the heart but is only ever projected at its own size in spite of any angles of light involved. </text:p>
            </text:list-item>
            <text:list-item>
              <text:p text:style-name="P30">The shadow form does not itself cast shadows though the ebon skin may be dimly lit. If the shadow half is regenerating due to damage the light half will also lack one.</text:p>
            </text:list-item>
            <text:list-item>
              <text:p text:style-name="P18"><text:span text:style-name="T32">As a shadow the dark half can see directly upward and to its immediate surroundings. Should</text:span> something stand on or <text:span text:style-name="T32">o</text:span>therwise <text:span text:style-name="T32">be </text:span>within reach of the shadow it may take actions against the material appropriate to its strength <text:span text:style-name="T32">but may not use abilities or magical items.</text:span></text:p>
            </text:list-item>
          </text:list>
        </text:list-item>
        <text:list-item>
          <text:p text:style-name="P19"><text:span text:style-name="T26">Machine's cog</text:span><text:span text:style-name="T25"> (sp)</text:span> – If <text:span text:style-name="T32">one</text:span> side is killed <text:span text:style-name="T32">it bodily</text:span> vanishes into the machine. the <text:span text:style-name="T32">other</text:span> half <text:span text:style-name="T32">takes precedence in spite of the light level. During recovery the character may not take full-round actions until the other side wakes at full HP.</text:span></text:p>
          <text:list>
            <text:list-item>
              <text:p text:style-name="P31">If the character is killed it resurrected by placing the body in any nonmagical machine whose inside is devoid of light worth at least 1000GP per character level at death. The machine in question is irreparably destroyed in the process.</text:p>
            </text:list-item>
            <text:list-item>
              <text:p text:style-name="P19">The light half will be then assumed to be stable and <text:span text:style-name="T29">have a regeneration effect of</text:span> the character's level in HP per day <text:span text:style-name="T29">from whatever its former negative value </text:span>as long as <text:span text:style-name="T28">the living</text:span> <text:span text:style-name="T28">half </text:span>does not <text:span text:style-name="T32">die too</text:span> </text:p>
            </text:list-item>
            <text:list-item>
              <text:p text:style-name="P21">That day's regeneration will only take place if the <text:span text:style-name="T32">other</text:span> half <text:span text:style-name="T32">materializes</text:span> substance of a<text:span text:style-name="T32">n</text:span> intelligent creature <text:span text:style-name="T32">alive or dead.</text:span></text:p>
            </text:list-item>
            <text:list-item>
              <text:p text:style-name="P24">Natural regeneration only takes place for the half that is not in primary control as determined by the light level. If both are present then neither will regenerate.</text:p>
            </text:list-item>
          </text:list>
        </text:list-item>
      </text:list>
      <text:p text:style-name="P5"/>
      <text:p text:style-name="P5">(Negative Entropy Side, Light)</text:p>
      <text:list xml:id="list8930771555254193250" text:style-name="L7">
        <text:list-item>
          <text:p text:style-name="P32"><text:span text:style-name="T9">The </text:span><text:span text:style-name="T10">T</text:span><text:span text:style-name="T9">inted </text:span><text:span text:style-name="T10">H</text:span><text:span text:style-name="T9">eart</text:span><text:span text:style-name="T8"> (sp)</text:span><text:span text:style-name="T2"> – Can innately leverage the will of the machine to affect the nature of substances to age or otherwise degrade over time. </text:span></text:p>
          <text:list>
            <text:list-item>
              <text:p text:style-name="P32"><text:span text:style-name="T2">Impales a target substance with a multitude of </text:span><text:span text:style-name="T3">colorful </text:span><text:span text:style-name="T20">serrated tendrils</text:span><text:span text:style-name="T3"> linking his body with the target substance </text:span><text:span text:style-name="T20">from his hands</text:span><text:span text:style-name="T3"> </text:span><text:span text:style-name="T20">or other natural weapons.</text:span></text:p>
            </text:list-item>
            <text:list-item>
              <text:p text:style-name="P32"><text:span text:style-name="T3">The caster can the reverse the breakdown of </text:span><text:span text:style-name="T4">a </text:span><text:span text:style-name="T3">substance whether from coal into wood </text:span><text:span text:style-name="T4">as long as it is immersed with water</text:span><text:span text:style-name="T3">. </text:span><text:span text:style-name="T4">The substance </text:span><text:span text:style-name="T21">source or destination</text:span><text:span text:style-name="T4"> must be organic. The caster cannot convert water back into ice cubes. </text:span></text:p>
            </text:list-item>
            <text:list-item>
              <text:p text:style-name="P25">Even living substances can be produced though the caster's idea of the original form determines its structure. A block of wood <text:span text:style-name="T33">transmuted</text:span> in this fashion may reconstruct into a pile of short lived chips of live wood or the caster's favorite type of tree. </text:p>
            </text:list-item>
            <text:list-item>
              <text:p text:style-name="P25">This can even heal <text:span text:style-name="T31">HP</text:span> <text:span text:style-name="T31">equal to class level plus wisdom save per round </text:span>though the effect on <text:span text:style-name="T31">strong</text:span> living beings is unpredictable and is subject to a <text:span text:style-name="T31">mandatory</text:span> fortitude save <text:span text:style-name="T31">for half as subdual damage </text:span>as a spell-like effect at the caster's level. </text:p>
            </text:list-item>
            <text:list-item>
              <text:p text:style-name="P25">The teeth connecting the caster to the target can be severed but since they are constructed for each bite they do not cause damage. </text:p>
            </text:list-item>
            <text:list-item>
              <text:p text:style-name="P33"><text:span text:style-name="T3">Targets take a round per hardness </text:span><text:span text:style-name="T4">to convert to a previous stage of the material and confer 1d4 hit points to the caster per round spent converting.</text:span></text:p>
            </text:list-item>
            <text:list-item>
              <text:p text:style-name="P33"><text:span text:style-name="T6">M</text:span><text:span text:style-name="T4">ass </text:span><text:span text:style-name="T13">and </text:span><text:span text:style-name="T19">substance</text:span><text:span text:style-name="T13"> </text:span><text:span text:style-name="T4">of </text:span><text:span text:style-name="T6">the </text:span><text:span text:style-name="T4">material is conserved. </text:span><text:span text:style-name="T6">The caster cannot make something larger without making it less dense </text:span><text:span text:style-name="T19">or alter its nature</text:span><text:span text:style-name="T6"> so material will convert according to its </text:span><text:span text:style-name="T19">substance and </text:span><text:span text:style-name="T6">hardness. <text:s/>A 1' cube of </text:span><text:span text:style-name="T13">sandstone </text:span><text:span text:style-name="T19">can </text:span><text:span text:style-name="T13">convert into </text:span><text:span text:style-name="T18">an equal amount of</text:span><text:span text:style-name="T13"> glass </text:span><text:span text:style-name="T19">but no amount of</text:span><text:span text:style-name="T13"> Iron ca</text:span><text:span text:style-name="T19">n</text:span><text:span text:style-name="T13"> be converted into flesh.</text:span></text:p>
            </text:list-item>
          </text:list>
        </text:list-item>
        <text:list-item>
          <text:p text:style-name="P34"><text:span text:style-name="T14">Will of the machine</text:span><text:span text:style-name="T2"> (su)</text:span></text:p>
          <text:list>
            <text:list-item>
              <text:p text:style-name="P33"><text:span text:style-name="T5">Physical </text:span><text:span text:style-name="T4">material </text:span><text:span text:style-name="T5">can be harvested from the environment with a breath weapon (Line, Range 0) as an at-will </text:span></text:p>
            </text:list-item>
            <text:list-item>
              <text:p text:style-name="P32"><text:span text:style-name="T4">Target can make a</text:span><text:span text:style-name="T21">n immedate</text:span><text:span text:style-name="T4"> spellcrafting check to convert the substance into new object </text:span><text:span text:style-name="T5">with the material. If the source material is alive the new form may be.</text:span></text:p>
            </text:list-item>
            <text:list-item>
              <text:p text:style-name="P26">The caster must have a relevant crafting skill to manufacture a complex object</text:p>
            </text:list-item>
            <text:list-item>
              <text:p text:style-name="P26">Manufacturing a living object from another living object requires a Lifesmithing crafting skill. Failure results in the death of the malformed object depending on the scale of the failed transformation. Retries are only allowed as long as the creature continues to live. <text:span text:style-name="T33">Once it dies the lifesmithing checks start over.</text:span></text:p>
            </text:list-item>
            <text:list-item>
              <text:p text:style-name="P26">Imposition can restructure undead or otherwise unusual matter belonging to an active creature that has not been destroyed <text:span text:style-name="T33">as a spell-like effect with a fortitude save half the character's level to negate</text:span>. <text:span text:style-name="T33">Undead</text:span> <text:span text:style-name="T33">are</text:span> considered <text:span text:style-name="T33">alive</text:span> for the purposes of this effect <text:span text:style-name="T33">though the character cannot ultimately change the state of the target by this means.</text:span></text:p>
            </text:list-item>
          </text:list>
        </text:list-item>
        <text:list-item>
          <text:p text:style-name="P35"><text:span text:style-name="T7">Chorus (su)</text:span><text:span text:style-name="T2"> – The character can cause the tinted heart can reach out to the world to cause order in a miasma of blue fireflies chiming an orchestra of bells and music.</text:span></text:p>
          <text:list>
            <text:list-item>
              <text:p text:style-name="P22">The effect has a range of 10 feet per class level or requires a character with a music-based or singing trained perform skill within earshot of the emanation to make an accompaniment of some kind.</text:p>
            </text:list-item>
            <text:list-item>
              <text:p text:style-name="P22">The tinted heart causes regeneration 2 in all intelligent creatures that hear it and all dead organic material within range not part of a creature will reconstruct into living material of a type the caster has been exposed to. </text:p>
            </text:list-item>
            <text:list-item>
              <text:p text:style-name="P27">The caster takes subdual damage equal to all regeneration that occurs in living creatures.</text:p>
            </text:list-item>
            <text:list-item>
              <text:p text:style-name="P23">Undead creatures or dead bodies in range will slowly approach their physical nature at the moment of their death. As long as the remains constitute the entire body once reconstituted they then may be subject to raise dead. </text:p>
            </text:list-item>
            <text:list-item>
              <text:p text:style-name="P23"><text:span text:style-name="T30">The caster can resurrect a freshly deceased body if the target is less than half their effective class level. </text:span>Raising a dead body in this way causes one <text:span text:style-name="T30">temporary</text:span> negative level to the <text:span text:style-name="T33">caster</text:span> for each class level the risen subj<text:span text:style-name="T33">e</text:span>ct had at their death.</text:p>
            </text:list-item>
            <text:list-item>
              <text:p text:style-name="P22">Damaged inorganic material will begin reconstructing itself or converting <text:span text:style-name="T33">chaotically </text:span>into former more complex forms.</text:p>
            </text:list-item>
            <text:list-item>
              <text:p text:style-name="P22">Any <text:span text:style-name="T30">target that experiences </text:span>regeneration of limbs in this manner <text:span text:style-name="T30">receives</text:span> one temporary constitution damage from <text:span text:style-name="T30">selective c</text:span>annibalization of their possessions, environs, and/or <text:span text:style-name="T30">person</text:span>. </text:p>
            </text:list-item>
          </text:list>
        </text:list-item>
        <text:list-item>
          <text:p text:style-name="P36"><text:span text:style-name="T7">Inertia (ex)</text:span><text:span text:style-name="T2"> – The swarm is hardened against attempts to magically restructure the host </text:span><text:span text:style-name="T6">identity</text:span><text:span text:style-name="T2">. The player may </text:span><text:span text:style-name="T6">choose to treat an unwilling transformation, physical or illusory, as if they were diseases but using their will save instead of fortitude.</text:span></text:p>
        </text:list-item>
        <text:list-item>
          <text:p text:style-name="P37"><text:span text:style-name="T7">Fortress of the swarm (ex)</text:span><text:span text:style-name="T2"> – The </text:span><text:span text:style-name="T14">light side of the </text:span><text:span text:style-name="T2">swarm </text:span><text:span text:style-name="T14">as the physical host </text:span><text:span text:style-name="T2">can retreat into hiding and protect the host in the same manner. If the </text:span><text:span text:style-name="T21">light side </text:span><text:span text:style-name="T2">host takes a total defense action they gain immunity to mind affecting spells or effects that they were not already subject to but cannot physically defend themselves. The caster is also prevented from originating such effects, may not take a 5 foot step, </text:span><text:span text:style-name="T21">or perceive their environment.</text:span></text:p>
        </text:list-item>
      </text:list>
      <text:p text:style-name="P7"/>
      <text:p text:style-name="P6">(Positive Entropy Side, Dark</text:p>
      <text:list xml:id="list5942264543242149179" text:style-name="L8">
        <text:list-item>
          <text:p text:style-name="P38"><text:span text:style-name="T11">Alter</text:span><text:span text:style-name="T7"> Entropy (sp)</text:span><text:span text:style-name="T2"> – Can drain the soul of a target or cause inanimate creatures to rot.</text:span></text:p>
          <text:list>
            <text:list-item>
              <text:p text:style-name="P28">Targets of inert material will degrade either in structure or substance. The material in question determines what will happen. Flesh rots, Coal ignites, glass turns to sand, worked stone shatters then turns to clay, or metal oxidizes.</text:p>
            </text:list-item>
            <text:list-item>
              <text:p text:style-name="P28">Other creatures targeted whether undead or alive will be subject to a drain level effect with a resist DC of the caster's level until they qualify as inert material.</text:p>
            </text:list-item>
            <text:list-item>
              <text:p text:style-name="P17">May target standing spells with this ability. <text:s/><text:span text:style-name="T34">If the spell fails a save its level add a wild magic effect after the spell level + 1 number of rounds exposed to the standing spell </text:span>as if the spell <text:span text:style-name="T30">were cast </text:span>on a wild magic plane.</text:p>
            </text:list-item>
          </text:list>
        </text:list-item>
        <text:list-item>
          <text:p text:style-name="P39"><text:span text:style-name="T7">Craft Shadow (su)</text:span><text:span text:style-name="T2"> The character may draw any </text:span><text:span text:style-name="T22">nonmagical nonliving </text:span><text:span text:style-name="T2">object on a</text:span><text:span text:style-name="T19">n unlit</text:span><text:span text:style-name="T2"> surface which will become real as long as the caster knows how to make the item or has had it in their possession in total darkness. </text:span></text:p>
          <text:list>
            <text:list-item>
              <text:p text:style-name="P29">It has all the properties of the item as long as it is not touched by any light source more than candlelight. </text:p>
            </text:list-item>
            <text:list-item>
              <text:p text:style-name="P29">If touched by light the object will simply cease to exist.</text:p>
            </text:list-item>
            <text:list-item>
              <text:p text:style-name="P39"><text:span text:style-name="T2">Creatures can be drawn in this way but require instead a story that describes their being. </text:span><text:span text:style-name="T22">The creature</text:span><text:span text:style-name="T2"> persists as long as the substance the story is written on is not destroyed, damaged, or otherwise </text:span><text:span text:style-name="T16">have</text:span><text:span text:style-name="T2"> </text:span><text:span text:style-name="T22">more than candle</text:span><text:span text:style-name="T2">light </text:span><text:span text:style-name="T16">shone on it</text:span><text:span text:style-name="T2">. </text:span></text:p>
            </text:list-item>
            <text:list-item>
              <text:p text:style-name="P29">Objects created in this way cannot produce light even if they normally would and instead project a darkness effect of their <text:span text:style-name="T34">normal</text:span> radius <text:span text:style-name="T34">of light</text:span>.</text:p>
            </text:list-item>
            <text:list-item>
              <text:p text:style-name="P29">The caster cannot have more than twice their hit die in creatures, objects, or alterations to the environment. </text:p>
            </text:list-item>
            <text:list-item>
              <text:p text:style-name="P39"><text:span text:style-name="T2">The </text:span><text:span text:style-name="T22">nonliving </text:span><text:span text:style-name="T2">creations persist indefinitely regardless of the caster's range unless they dissolve from the caster creating more than their limit, </text:span><text:span text:style-name="T22">t</text:span><text:span text:style-name="T17">he caster </text:span><text:span text:style-name="T2">becoming unconscious </text:span><text:span text:style-name="T16">due to injury, </text:span><text:span text:style-name="T22">or the light half taking full precedence</text:span><text:span text:style-name="T2">.</text:span></text:p>
            </text:list-item>
          </text:list>
        </text:list-item>
        <text:list-item>
          <text:p text:style-name="P40"><text:span text:style-name="T7">Blacken</text:span><text:span text:style-name="T12">ing</text:span><text:span text:style-name="T7"> (su) </text:span><text:span text:style-name="T2">– </text:span><text:span text:style-name="T22">As a ranged touch effect t</text:span><text:span text:style-name="T2">he character may cause one </text:span><text:span text:style-name="T15">non-magical</text:span><text:span text:style-name="T2"> light per level to go out by draining the light </text:span><text:span text:style-name="T22">and release them at any time</text:span><text:span text:style-name="T2">. </text:span></text:p>
          <text:list>
            <text:list-item>
              <text:p text:style-name="P40"><text:span text:style-name="T16">T</text:span><text:span text:style-name="T2">he light is always </text:span><text:span text:style-name="T22">candlelight</text:span><text:span text:style-name="T2"> in </text:span><text:span text:style-name="T16">the shadow half's</text:span><text:span text:style-name="T2"> presence </text:span><text:span text:style-name="T22">when</text:span><text:span text:style-name="T15"> </text:span><text:span text:style-name="T22">drained in this fashion</text:span><text:span text:style-name="T2">.</text:span></text:p>
            </text:list-item>
            <text:list-item>
              <text:p text:style-name="P40"><text:span text:style-name="T17">G</text:span><text:span text:style-name="T2">ain </text:span><text:span text:style-name="T15">75% concealment while</text:span><text:span text:style-name="T2"> sneak</text:span><text:span text:style-name="T15">ing through darkness</text:span><text:span text:style-name="T2"> </text:span><text:span text:style-name="T15">while in total control</text:span></text:p>
            </text:list-item>
          </text:list>
        </text:list-item>
        <text:list-item>
          <text:p text:style-name="P41"><text:span text:style-name="T7">Insubstantial (ex)</text:span><text:span text:style-name="T2"> – The character cannot be killed while in darkness but is otherwise subject to unconsciousness when going below their minimum hit points. </text:span></text:p>
          <text:list>
            <text:list-item>
              <text:p text:style-name="P42"><text:span text:style-name="T2">If </text:span><text:span text:style-name="T18">an </text:span><text:span text:style-name="T22">unconscious</text:span><text:span text:style-name="T18"> dark half is</text:span><text:span text:style-name="T2"> brought into the light the </text:span><text:span text:style-name="T18">light </text:span><text:span text:style-name="T2">body will remain unconscious until the dark half has healed.</text:span></text:p>
            </text:list-item>
            <text:list-item>
              <text:p text:style-name="P42"><text:span text:style-name="T18">The character </text:span><text:span text:style-name="T2">will not </text:span><text:span text:style-name="T16">vanish</text:span><text:span text:style-name="T18"> into the machine</text:span><text:span text:style-name="T2"> as long as the light half </text:span><text:span text:style-name="T18">i</text:span><text:span text:style-name="T2">s otherwise stable before entering the dark </text:span><text:span text:style-name="T18">even if the dark half has sustained grievous lethal harm </text:span><text:span text:style-name="T22">that would eventually cause death</text:span><text:span text:style-name="T2">. </text:span></text:p>
            </text:list-item>
            <text:list-item>
              <text:p text:style-name="P42"><text:span text:style-name="T2">Should the </text:span><text:span text:style-name="T18">light</text:span><text:span text:style-name="T2"> body have been unstable before entering the </text:span><text:span text:style-name="T18">dark</text:span><text:span text:style-name="T2"> the shadow half must not enter the light </text:span><text:span text:style-name="T18">again </text:span><text:span text:style-name="T2">or the </text:span><text:span text:style-name="T18">light</text:span><text:span text:style-name="T16">'s </text:span><text:span text:style-name="T18">departing </text:span><text:span text:style-name="T16">soul</text:span><text:span text:style-name="T2"> will </text:span><text:span text:style-name="T18">drag the character</text:span><text:span text:style-name="T16"> bodily into the heart of the machine.</text:span></text:p>
            </text:list-item>
            <text:list-item>
              <text:p text:style-name="P20">The shadow cannot physically manipulate objects but while only a projected shadow of the light half may exert physical force on the host body through gripping any object shadows. <text:span text:style-name="T31">Thus if the object is in complete shadow and the body is lit the shadow cannot interact with the object such as the interior of a well lit chest.</text:span> The object<text:span text:style-name="T31">s</text:span> themselves will react <text:span text:style-name="T31">to forces exerted on their shadows</text:span> as if appropriate forces had been exerted on them.</text:p>
            </text:list-item>
          </text:list>
        </text:list-item>
        <text:list-item>
          <text:p text:style-name="P43"><text:span text:style-name="T7">Dirge (su)</text:span><text:span text:style-name="T2"> – The dark half </text:span><text:span text:style-name="T23">can </text:span><text:span text:style-name="T2">sing a dirge into the fabric of magic that damages the emotions and rapid will of all others in proximity undead or liv</text:span><text:span text:style-name="T23">ing</text:span><text:span text:style-name="T2"> as long as they have them at all. </text:span></text:p>
          <text:list>
            <text:list-item>
              <text:p text:style-name="P43"><text:span text:style-name="T2">This is </text:span><text:span text:style-name="T23">a spell-like</text:span><text:span text:style-name="T2"> effect is at the character's class level with a </text:span><text:span text:style-name="T23">will</text:span><text:span text:style-name="T2"> save. </text:span></text:p>
            </text:list-item>
            <text:list-item>
              <text:p text:style-name="P43"><text:span text:style-name="T2">If the targets fail their save they are drained of all emotion negative or positive which ends all rage effects and suppresses any turn abilities as long as the dirge is maintained. </text:span></text:p>
            </text:list-item>
            <text:list-item>
              <text:p text:style-name="P43"><text:span text:style-name="T2">Targets that pass their save </text:span><text:span text:style-name="T23">need not make one again and if failing</text:span><text:span text:style-name="T2"> take a -2 circumstance penalty to attack, damage, and will saves.</text:span></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30S</meta:editing-duration>
    <meta:editing-cycles>10</meta:editing-cycles>
    <meta:generator>LibreOffice/5.0.2.2$Windows_x86 LibreOffice_project/37b43f919e4de5eeaca9b9755ed688758a8251fe</meta:generator>
    <dc:date>2015-12-29T01:49:50.910000000</dc:date>
    <meta:document-statistic meta:table-count="0" meta:image-count="0" meta:object-count="0" meta:page-count="1" meta:paragraph-count="83" meta:word-count="2052" meta:character-count="11590" meta:non-whitespace-character-count="9658"/>
    <meta:user-defined meta:name="Info 1"/>
    <meta:user-defined meta:name="Info 2"/>
    <meta:user-defined meta:name="Info 3"/>
    <meta:user-defined meta:name="Info 4"/>
  </office:meta>
</office:document-meta>
</file>